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791" officeooo:paragraph-rsid="0001c791"/>
    </style:style>
    <style:style style:name="P2" style:family="paragraph" style:parent-style-name="Standard">
      <style:text-properties officeooo:rsid="000370e3" officeooo:paragraph-rsid="000370e3"/>
    </style:style>
    <style:style style:name="P3" style:family="paragraph" style:parent-style-name="Standard">
      <style:text-properties officeooo:rsid="0003f18d" officeooo:paragraph-rsid="0003f18d"/>
    </style:style>
    <style:style style:name="P4" style:family="paragraph" style:parent-style-name="Standard">
      <style:text-properties officeooo:rsid="00052630" officeooo:paragraph-rsid="00052630"/>
    </style:style>
    <style:style style:name="P5" style:family="paragraph" style:parent-style-name="Standard">
      <style:text-properties officeooo:rsid="00052630" officeooo:paragraph-rsid="00065285"/>
    </style:style>
    <style:style style:name="P6" style:family="paragraph" style:parent-style-name="Standard">
      <style:text-properties officeooo:rsid="000634a6" officeooo:paragraph-rsid="000634a6"/>
    </style:style>
    <style:style style:name="P7" style:family="paragraph" style:parent-style-name="Standard">
      <style:text-properties fo:font-weight="bold" officeooo:rsid="000370e3" officeooo:paragraph-rsid="000370e3" style:font-weight-asian="bold" style:font-weight-complex="bold"/>
    </style:style>
    <style:style style:name="P8" style:family="paragraph" style:parent-style-name="Standard">
      <style:text-properties fo:font-weight="bold" officeooo:rsid="000f425c" officeooo:paragraph-rsid="0012f78c" style:font-weight-asian="bold" style:font-weight-complex="bold"/>
    </style:style>
    <style:style style:name="P9" style:family="paragraph" style:parent-style-name="Standard">
      <style:text-properties fo:font-weight="bold" officeooo:rsid="000f425c" officeooo:paragraph-rsid="000f425c" style:font-weight-asian="bold" style:font-weight-complex="bold"/>
    </style:style>
    <style:style style:name="P10" style:family="paragraph" style:parent-style-name="Standard">
      <style:text-properties fo:font-weight="bold" officeooo:rsid="00191182" officeooo:paragraph-rsid="00191182" style:font-weight-asian="bold" style:font-weight-complex="bold"/>
    </style:style>
    <style:style style:name="P11" style:family="paragraph" style:parent-style-name="Standard">
      <style:text-properties officeooo:rsid="00065285" officeooo:paragraph-rsid="00065285"/>
    </style:style>
    <style:style style:name="P12" style:family="paragraph" style:parent-style-name="Standard">
      <style:text-properties fo:font-weight="normal" officeooo:rsid="0007e83d" officeooo:paragraph-rsid="0007e83d" style:font-weight-asian="normal" style:font-weight-complex="normal"/>
    </style:style>
    <style:style style:name="P13" style:family="paragraph" style:parent-style-name="Standard">
      <style:text-properties fo:font-weight="normal" officeooo:rsid="0008ad60" officeooo:paragraph-rsid="0008ad60" style:font-weight-asian="normal" style:font-weight-complex="normal"/>
    </style:style>
    <style:style style:name="P14" style:family="paragraph" style:parent-style-name="Standard">
      <style:text-properties officeooo:rsid="0009db2d" officeooo:paragraph-rsid="0009db2d"/>
    </style:style>
    <style:style style:name="P15" style:family="paragraph" style:parent-style-name="Standard">
      <style:text-properties officeooo:rsid="000b7f4d" officeooo:paragraph-rsid="000b7f4d"/>
    </style:style>
    <style:style style:name="P16" style:family="paragraph" style:parent-style-name="Standard">
      <style:text-properties fo:font-size="16pt" officeooo:rsid="0001c791" officeooo:paragraph-rsid="0001c791" style:font-size-asian="16pt" style:font-size-complex="16pt"/>
    </style:style>
    <style:style style:name="P17" style:family="paragraph" style:parent-style-name="Standard">
      <style:text-properties officeooo:rsid="000cc294" officeooo:paragraph-rsid="000cc294"/>
    </style:style>
    <style:style style:name="P18" style:family="paragraph" style:parent-style-name="Standard">
      <style:text-properties officeooo:rsid="000f425c" officeooo:paragraph-rsid="000f425c"/>
    </style:style>
    <style:style style:name="P19" style:family="paragraph" style:parent-style-name="Standard">
      <style:text-properties officeooo:rsid="000f425c" officeooo:paragraph-rsid="0012f78c"/>
    </style:style>
    <style:style style:name="P20" style:family="paragraph" style:parent-style-name="Standard">
      <style:text-properties officeooo:paragraph-rsid="000f425c"/>
    </style:style>
    <style:style style:name="P21" style:family="paragraph" style:parent-style-name="Standard">
      <style:text-properties officeooo:rsid="0010f5c3" officeooo:paragraph-rsid="0010f5c3"/>
    </style:style>
    <style:style style:name="P22" style:family="paragraph" style:parent-style-name="Standard">
      <style:text-properties officeooo:rsid="00128002" officeooo:paragraph-rsid="00128002"/>
    </style:style>
    <style:style style:name="P23" style:family="paragraph" style:parent-style-name="Standard">
      <style:text-properties officeooo:rsid="0012f78c" officeooo:paragraph-rsid="0012f78c"/>
    </style:style>
    <style:style style:name="P24" style:family="paragraph" style:parent-style-name="Standard">
      <style:text-properties officeooo:paragraph-rsid="0010f5c3"/>
    </style:style>
    <style:style style:name="P25" style:family="paragraph" style:parent-style-name="Standard">
      <style:text-properties officeooo:rsid="00154b49" officeooo:paragraph-rsid="00154b49"/>
    </style:style>
    <style:style style:name="P26" style:family="paragraph" style:parent-style-name="Standard">
      <style:text-properties officeooo:rsid="00182841" officeooo:paragraph-rsid="00182841"/>
    </style:style>
    <style:style style:name="P27" style:family="paragraph" style:parent-style-name="Standard">
      <style:text-properties officeooo:rsid="00191182" officeooo:paragraph-rsid="00191182"/>
    </style:style>
    <style:style style:name="P28" style:family="paragraph" style:parent-style-name="Standard">
      <style:text-properties officeooo:paragraph-rsid="0019a64e"/>
    </style:style>
    <style:style style:name="T1" style:family="text">
      <style:text-properties officeooo:rsid="00065285"/>
    </style:style>
    <style:style style:name="T2" style:family="text">
      <style:text-properties officeooo:rsid="0007e83d"/>
    </style:style>
    <style:style style:name="T3" style:family="text">
      <style:text-properties officeooo:rsid="000b7f4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9e58"/>
    </style:style>
    <style:style style:name="T6" style:family="text">
      <style:text-properties officeooo:rsid="000f425c"/>
    </style:style>
    <style:style style:name="T7" style:family="text">
      <style:text-properties officeooo:rsid="0010f5c3"/>
    </style:style>
    <style:style style:name="T8" style:family="text">
      <style:text-properties officeooo:rsid="0012f78c"/>
    </style:style>
    <style:style style:name="T9" style:family="text">
      <style:text-properties officeooo:rsid="00141c5c"/>
    </style:style>
    <style:style style:name="T10" style:family="text">
      <style:text-properties officeooo:rsid="0014c3ee"/>
    </style:style>
    <style:style style:name="T11" style:family="text">
      <style:text-properties officeooo:rsid="00171e83"/>
    </style:style>
    <style:style style:name="T12" style:family="text">
      <style:text-properties officeooo:rsid="0019a6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ys to process JSON</text:p>
      <text:p text:style-name="P16"><text:span text:style-name="T4">1) Tree model</text:span></text:p>
      <text:p text:style-name="P1">ObjectMapper m = new …</text:p>
      <text:p text:style-name="P1">JsonNode root = m.readTree(&lt;string with json&gt;)</text:p>
      <text:p text:style-name="P7">JsonNode methods</text:p>
      <text:p text:style-name="P12">asLong/Boolean/Text/...() - try to convert and return value. Do not throw exception – returns 0/false/””/</text:p>
      <text:p text:style-name="P12">int/text/boolean/...Value() - just return value – do not try to convert. Also do not throws exception</text:p>
      <text:p text:style-name="P12">isArray/Boolean/Double/...()</text:p>
      <text:p text:style-name="P12"/>
      <text:p text:style-name="P12">isMissingNode() - true if this node is “missing node”</text:p>
      <text:p text:style-name="P13"/>
      <text:p text:style-name="P13">isNumber()</text:p>
      <text:p text:style-name="P13">NumberType numberType() - BIG_DECIMAL/INT/DOUBLE/..</text:p>
      <text:p text:style-name="P12"/>
      <text:p text:style-name="P4">JsonNodeType getNodeType() - <text:span text:style-name="T2">ARRAY/STRING/MISSING/...</text:span></text:p>
      <text:p text:style-name="P6">int size() - num of child nodes: for object – n of fields, for array – n of elements</text:p>
      <text:p text:style-name="P4"/>
      <text:p text:style-name="P5">boolean has(Srting fieldName) – for object, ret true if field exists</text:p>
      <text:p text:style-name="P2">JsonNode get(String fieldName) – for object, search field with specified name</text:p>
      <text:p text:style-name="P11">JsonNode path(String fieldName) – same as get, but return “missing node” if index does not exist</text:p>
      <text:p text:style-name="P4"/>
      <text:p text:style-name="P4">boolean has(int index) – for array, ret true if index exists</text:p>
      <text:p text:style-name="P3">JsonNode get(int index) – for array, get value at spec. index <text:span text:style-name="T1">or null</text:span></text:p>
      <text:p text:style-name="P11">JsonNode path(int index) – same as get, but return “missing node” if index does not exist</text:p>
      <text:p text:style-name="P11"/>
      <text:p text:style-name="P14">Iterator&lt;JsonNode&gt; elements()</text:p>
      <text:p text:style-name="P14">Iterator&lt;Entry&lt;String, JsonNode&gt;&gt;fields<text:span text:style-name="T3">()</text:span></text:p>
      <text:p text:style-name="P14"/>
      <text:p text:style-name="P15">JsonNode findField(String fieldName) – search in this object and in child</text:p>
      <text:p text:style-name="P15">JsonNode findPath(String fieldName)</text:p>
      <text:p text:style-name="P14"/>
      <text:p text:style-name="P17">2) <text:span text:style-name="T5">Streaming api</text:span></text:p>
      <text:p text:style-name="P18">JsonFactory f = new ..</text:p>
      <text:p text:style-name="P18">JsonGenerator g = f.createGenerator()</text:p>
      <text:p text:style-name="P18">JsonParser p = f.createParser()</text:p>
      <text:p text:style-name="P17"/>
      <text:p text:style-name="P18">g.writeStartObject();</text:p>
      <text:p text:style-name="P20"><text:span text:style-name="T6">g.writeString/Number/Boolean/..Field(“name”, value);</text:span></text:p>
      <text:p text:style-name="P20"/>
      <text:p text:style-name="P18">g.writeFieldName(“name”);</text:p>
      <text:p text:style-name="P18">g.writeStartArray();</text:p>
      <text:p text:style-name="P18">g.writeNumber(value);</text:p>
      <text:p text:style-name="P18">g.writeEndArray();</text:p>
      <text:p text:style-name="P18">g.writeEndObject();</text:p>
      <text:p text:style-name="P18">g.close();</text:p>
      <text:p text:style-name="P18"/>
      <text:p text:style-name="P18">p.nextToken() != JsonToken.END_OBJECT</text:p>
      <text:p text:style-name="P18">p.getCurrentName()</text:p>
      <text:p text:style-name="P20"><text:soft-page-break/><text:span text:style-name="T6">p.getText</text:span></text:p>
      <text:p text:style-name="P20"><text:span text:style-name="T6">p.getNumber/Boolean/..Value()</text:span></text:p>
      <text:p text:style-name="P17"/>
      <text:p text:style-name="P8">3) <text:span text:style-name="T8">Data binding</text:span></text:p>
      <text:p text:style-name="P8"><text:span text:style-name="T8">3.1)</text:span> Simple data binding</text:p>
      <text:p text:style-name="P22">object → LinkedHashMap</text:p>
      <text:p text:style-name="P22">array → ArrayList</text:p>
      <text:p text:style-name="P22">the rest is obvious: Integer, Double, BigDecimal ...</text:p>
      <text:p text:style-name="P23">serialize with writeValue<text:span text:style-name="T10">(&lt;output for json&gt;, Object object)</text:span>, de-serialize with readValue(<text:span text:style-name="T9">&lt;input of json&gt;, Map.class</text:span>)</text:p>
      <text:p text:style-name="P19"/>
      <text:p text:style-name="P9"><text:span text:style-name="T8">3.2) </text:span>Full data binding</text:p>
      <text:p text:style-name="P21"><text:span text:style-name="T11">O</text:span>bjectMapper m = new …</text:p>
      <text:p text:style-name="P21">SomeClass obj = m.readValue(jsonString, SomeClass.class) ;</text:p>
      <text:p text:style-name="P21"/>
      <text:p text:style-name="P24"><text:span text:style-name="T7">m.writerWithDefaultPrettyPrinter().writeValueAsString(obj); //with indents and new lines</text:span></text:p>
      <text:p text:style-name="P25">m.<text:span text:style-name="T7">writeValueAsString(obj); //</text:span>in 1 line</text:p>
      <text:p text:style-name="P10"/>
      <text:p text:style-name="P10">Annotations</text:p>
      <text:p text:style-name="P27">JsonGetter(value = “name of field”) - <text:span text:style-name="T12">over method</text:span></text:p>
      <text:p text:style-name="P27">JsonPropertyOrder<text:span text:style-name="T12">({“field1”, “field2”, “field3”}) - over class, order of serialization</text:span></text:p>
      <text:p text:style-name="P28"><text:span text:style-name="T12">JsonRawValue – over field, process AS IS. It should stay a String with json, not an object</text:span></text:p>
      <text:p text:style-name="P27">JsonProperty</text:p>
      <text:p text:style-name="P27"/>
      <text:p text:style-name="P26">Also</text:p>
      <text:p text:style-name="P26">Serialize – de-serialize to xml with XmlMappe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8-27T23:42:43.144000000</dc:date>
    <meta:editing-duration>PT2H10M41S</meta:editing-duration>
    <meta:editing-cycles>20</meta:editing-cycles>
    <meta:document-statistic meta:table-count="0" meta:image-count="0" meta:object-count="0" meta:page-count="2" meta:paragraph-count="57" meta:word-count="306" meta:character-count="2397" meta:non-whitespace-character-count="2134"/>
  </office:meta>
</office:document-meta>
</file>